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!</text:span><text:span text:style-name="T2"> </text:span><text:span text:style-name="T1">Bem vindo ao curso de orientação a objetos com Java.</text:span><text:span text:style-name="T2"> </text:span><text:span text:style-name="T1">Eu sou o Clovis Fernandes e hoje iremos falar de colaboração,</text:span><text:span text:style-name="T2"> </text:span><text:span text:style-name="T1">responsabilidade pública e responsabilidade privada.</text:span><text:span text:style-name="T2"> </text:span><text:span text:style-name="T1">Na parte 1 iremos falar especificamente de responsabilidade pública,</text:span><text:span text:style-name="T2"> </text:span><text:span text:style-name="T1">iremos tratar disso comparando com o conceito de colaboração.</text:span><text:span text:style-name="T2"> </text:span><text:span text:style-name="T1">Vimos anteriormente os conceitos de colaboração, classe cliente,</text:span><text:span text:style-name="T2"> </text:span><text:span text:style-name="T1">classe servidora inclusive na representação diagrama de classes UML.</text:span><text:span text:style-name="T2"> </text:span><text:span text:style-name="T1">Hoje especificamente iremos caracterizar o conceito de responsabilidade pública.</text:span><text:span text:style-name="T2"> </text:span><text:span text:style-name="T1">Posteriormente na segunda parte de responsabilidade privada.</text:span><text:span text:style-name="T2"> </text:span><text:span text:style-name="T1">Até esse momento estamos considerando dois tipos de responsabilidades:</text:span><text:span text:style-name="T2"> </text:span><text:span text:style-name="T1">responsabilidades públicas e privadas.</text:span><text:span text:style-name="T2"> </text:span><text:span text:style-name="T1">Mais para a frente nós vamos apresentar</text:span><text:span text:style-name="T2"> </text:span><text:span text:style-name="T1">também as responsabilidades que são protegidas.</text:span><text:span text:style-name="T2"> </text:span><text:span text:style-name="T1">Lembrando que responsabilidade é algo que a classe sabe ou faz,</text:span><text:span text:style-name="T2"> </text:span><text:span text:style-name="T1">lembrando que colaboração constitui o que uma</text:span><text:span text:style-name="T2"> </text:span><text:span text:style-name="T1">responsabilidade faz numa classe colaboradora.</text:span><text:span text:style-name="T2"> </text:span><text:span text:style-name="T1">O que vem a ser então responsabilidade pública?</text:span><text:span text:style-name="T2"> </text:span><text:span text:style-name="T1">Vai ser uma responsabilidade que o acesso a ela vai</text:span><text:span text:style-name="T2"> </text:span><text:span text:style-name="T1">ser feito por qualquer responsabilidade de outras classes.</text:span><text:span text:style-name="T2"> </text:span><text:span text:style-name="T1">E como é que a gente determina então como é que uma responsabilidade é</text:span><text:span text:style-name="T2"> </text:span><text:span text:style-name="T1">pública ou privada, que é mais difícil?</text:span><text:span text:style-name="T2"> </text:span><text:span text:style-name="T1">Nós vamos caracterizar que a responsabilidade é pública</text:span><text:span text:style-name="T2"> </text:span><text:span text:style-name="T1">quando ela é colaboração de pelo menos uma responsabilidade com uma outra classe,</text:span><text:span text:style-name="T2"> </text:span><text:span text:style-name="T1">porque essa classe vai precisar da colaboração dela,</text:span><text:span text:style-name="T2"> </text:span><text:span text:style-name="T1">vai precisar da colaboração dela ela precisa ser pública,</text:span><text:span text:style-name="T2"> </text:span><text:span text:style-name="T1">ela precisa ter acesso disponível na interface.</text:span><text:span text:style-name="T2"> </text:span><text:span text:style-name="T1">Então nós vamos marcar no diagrama UML com o prefixo "+".</text:span><text:span text:style-name="T2"> </text:span><text:span text:style-name="T1">Ao fazer isso nós estamos dizendo que essa responsabilidade é pública.</text:span><text:span text:style-name="T2"> </text:span><text:span text:style-name="T1">Java nós vamos usar o termo public, público,</text:span><text:span text:style-name="T2"> </text:span><text:span text:style-name="T1">que vai significar que o método é público.</text:span><text:span text:style-name="T2"> </text:span><text:span text:style-name="T1">No nosso projeto, então, baseado cartões CRC,</text:span><text:span text:style-name="T2"> </text:span><text:span text:style-name="T1">isso fica muito fácil identificar se as responsabilidades são públicas ou não.</text:span><text:span text:style-name="T2"> </text:span><text:span text:style-name="T1">Primeiramente nós temos que identificar se ela é pública.</text:span><text:span text:style-name="T2"> </text:span><text:span text:style-name="T1">Nós vamos pegar cada responsabilidade e vamos verificar se tem alguma</text:span><text:span text:style-name="T2"> </text:span><text:span text:style-name="T1">responsabilidade outra classe que tem essa responsabilidade como colaboração.</text:span><text:span text:style-name="T2"> </text:span><text:span text:style-name="T1">Se tiver essa responsabilidade colaboradora,</text:span><text:span text:style-name="T2"> </text:span><text:span text:style-name="T1">deve ser apontada como publica.</text:span><text:span text:style-name="T2"> </text:span><text:span text:style-name="T1">Para exemplificar vamos mostrar a responsabilidade Anexa</text:span><text:span text:style-name="T2"> </text:span><text:span text:style-name="T1">usuário do empréstimo da classe Livro.</text:span><text:span text:style-name="T2"> </text:span><text:span text:style-name="T1">Ela é uma responsabilidade que nós vamos procurar e vamos ver que</text:span><text:span text:style-name="T2"> </text:span><text:span text:style-name="T1">na classe Biblioteca o Empresta livro faz</text:span><text:span text:style-name="T2"> </text:span><text:span text:style-name="T1">uso da colaboração da Anexa usuário.</text:span><text:span text:style-name="T2"> </text:span><text:span text:style-name="T1">Então, apenas por causa disso, a responsabilidade Anexa usuário</text:span><text:span text:style-name="T2"> </text:span><text:span text:style-name="T1">ela é pública, vai ser marcada como pública.</text:span><text:span text:style-name="T2"> </text:span><text:span text:style-name="T1">As duas responsabilidades, o Anexa usuário e o Desanexa usuário do empréstimo,</text:span><text:span text:style-name="T2"> </text:span><text:span text:style-name="T1">da classe Livro, elas vão ser marcadas como públicas porque elas têm cada uma</text:span><text:span text:style-name="T2"> </text:span><text:span text:style-name="T1">delas responsabilidades que as usam como colaboração.</text:span><text:span text:style-name="T2"> </text:span><text:span text:style-name="T1">Fazemos isso para todas as responsabilidades de todas as classes.</text:span><text:span text:style-name="T2"> </text:span><text:span text:style-name="T1">A estrutura de cartão CRC facilita muito encontrar isso muito rapidamente.</text:span><text:span text:style-name="T2"> </text:span><text:span text:style-name="T1">Apresento a seguir como é que fica a classe Livro,</text:span><text:span text:style-name="T2"> </text:span><text:span text:style-name="T1">eu estou chamando aí de Book, de forma meio pedante, está certo?</text:span><text:span text:style-name="T2"> </text:span><text:span text:style-name="T1">Anexa usuário ela é pública, está aí vermelho.</text:span><text:span text:style-name="T2"> </text:span><text:span text:style-name="T1">Pública.</text:span><text:span text:style-name="T2"> </text:span><text:span text:style-name="T1">Então está aí public anexa usuário, e eu passo esse usuário como parâmetro.</text:span><text:span text:style-name="T2"> </text:span><text:span text:style-name="T1">Então tem parâmetro que é do tipo Usuário, da classe Usuário.</text:span><text:span text:style-name="T2"> </text:span><text:span text:style-name="T1">E a variável de instância da classe livro que eu chamo de usuário,</text:span><text:span text:style-name="T2"> </text:span><text:span text:style-name="T1">vai receber quem é esse usuário que está acabando de emprestar o livro, está certo?</text:span><text:span text:style-name="T2"> </text:span><text:span text:style-name="T1">A desanexa também é pública, está aí marcado aí também.</text:span><text:span text:style-name="T2"> </text:span><text:span text:style-name="T1">A desanexa também é pública.</text:span><text:span text:style-name="T2"> </text:span><text:span text:style-name="T1">Então ela é mais simples ainda que eu simplesmente</text:span><text:span text:style-name="T2"> </text:span><text:span text:style-name="T1">faço com que a variável de instância usuário seja nula.</text:span><text:span text:style-name="T2"> </text:span><text:span text:style-name="T1">Vocês lembram que quando a gente fez aquele hands on de</text:span><text:span text:style-name="T2"> </text:span><text:span text:style-name="T1">projeto da aplicação de automação do sistema de automação de biblioteca?</text:span><text:span text:style-name="T2"> </text:span><text:span text:style-name="T1">No final nós tínhamos feito refinamento que essa variável usuário,</text:span><text:span text:style-name="T2"> </text:span><text:span text:style-name="T1">o usuário, através do Anexa e o Desanexa usuário,</text:span><text:span text:style-name="T2"> </text:span><text:span text:style-name="T1">ela servia para se saber a disponibilidade do livro para empréstimo ou não.</text:span><text:span text:style-name="T2"> </text:span><text:span text:style-name="T1">Então basta olhar a variável usuário.</text:span><text:span text:style-name="T2"> </text:span><text:span text:style-name="T1">Se ela está nula, opa, o livro está disponível para empréstimo.</text:span><text:span text:style-name="T2"> </text:span><text:span text:style-name="T1">Se ela não está nula significa que lá dentro tem</text:span><text:span text:style-name="T2"> </text:span><text:span text:style-name="T1">objeto do usuário que foi o responsável pelo empréstimo.</text:span><text:span text:style-name="T2"> </text:span><text:span text:style-name="T1">Faz parte do projeto examinar e descobrir se as variáveis,</text:span><text:span text:style-name="T2"> </text:span><text:span text:style-name="T1">se as responsabilidades são públicas ou privadas.</text:span><text:span text:style-name="T2"> </text:span><text:span text:style-name="T1">Então nesta aula nós examinamos e mostramos uma maneira</text:span><text:span text:style-name="T2"> </text:span><text:span text:style-name="T1">simples de reconhecer se a responsabilidade é pública ou não.</text:span><text:span text:style-name="T2"> </text:span><text:span text:style-name="T1">Basta saber se ela teve uma colaboração de alguma outra classe.</text:span><text:span text:style-name="T2"> </text:span><text:span text:style-name="T1">Se teve ela tem que ser pública e vai ser marcada então pública.</text:span><text:span text:style-name="T2"> </text:span><text:span text:style-name="T1">Até a próxima aula na parte 2 que eu vou tratar de responsabilidade privada.</text:span><text:span text:style-name="T2"> </text:span><text:span text:style-name="T3">Obrigado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1.6.2$Windows_x86 LibreOffice_project/07ac168c60a517dba0f0d7bc7540f5afa45f0909</meta:generator>
    <dc:date>2017-01-20T07:40:09.364000000</dc:date>
    <meta:document-statistic meta:table-count="0" meta:image-count="0" meta:object-count="0" meta:page-count="1" meta:paragraph-count="1" meta:word-count="706" meta:character-count="4456" meta:non-whitespace-character-count="3749"/>
    <meta:user-defined meta:name="Info 1"/>
    <meta:user-defined meta:name="Info 2"/>
    <meta:user-defined meta:name="Info 3"/>
    <meta:user-defined meta:name="Info 4"/>
  </office:meta>
</office:document-meta>
</file>